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1.87854166666667cm"/>
    </style:style>
    <style:style style:name="co10" style:family="table-column">
      <style:table-column-properties fo:break-before="auto" style:column-width="5.08cm"/>
    </style:style>
    <style:style style:name="co11" style:family="table-column">
      <style:table-column-properties fo:break-before="auto" style:column-width="1.77270833333333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3.06916666666667cm"/>
    </style:style>
    <style:style style:name="co14" style:family="table-column">
      <style:table-column-properties fo:break-before="auto" style:column-width="2.19604166666667cm"/>
    </style:style>
    <style:style style:name="co15" style:family="table-column">
      <style:table-column-properties fo:break-before="auto" style:column-width="3.04270833333333cm"/>
    </style:style>
    <style:style style:name="co16" style:family="table-column">
      <style:table-column-properties fo:break-before="auto" style:column-width="4.947708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Движение_товаров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8" table:default-cell-style-name="ce1"/>
        <table:table-column table:style-name="co7" table:number-columns-repeated="16373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2">
            <text:p>Дата</text:p>
          </table:table-cell>
          <table:table-cell office:value-type="string" table:style-name="ce2">
            <text:p>ID магазина</text:p>
          </table:table-cell>
          <table:table-cell office:value-type="string" table:style-name="ce2">
            <text:p>Артикул</text:p>
          </table:table-cell>
          <table:table-cell office:value-type="string" table:style-name="ce2">
            <text:p>Количество упаковок, шт.</text:p>
          </table:table-cell>
          <table:table-cell office:value-type="string" table:style-name="ce2">
            <text:p>Тип операции</text:p>
          </table:table-cell>
          <table:table-cell office:value-type="string" table:style-name="ce2">
            <text:p>Цена руб./шт.</text:p>
          </table:table-cell>
          <table:table-cell table:number-columns-repeated="16377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2" table:style-name="ce1"/>
          <table:table-cell office:value-type="string" table:style-name="ce5">
            <text:p>Поступление</text:p>
          </table:table-cell>
          <table:table-cell office:value-type="string" table:style-name="ce5">
            <text:p>Продажи</text:p>
          </table:table-cell>
          <table:table-cell office:value-type="string" table:style-name="ce1">
            <text:p>ИТОГО:</text:p>
          </table:table-cell>
          <table:table-cell table:number-columns-repeated="1637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2" table:style-name="ce1"/>
          <table:table-cell office:value-type="float" office:value="1420" table:formula="of:=SUMPRODUCT(([.F2:.F2273]=[.$F$2])*([.E2:.E2273])*(([.C2:.C2273]=[Магазин.A15])+([.C2:.C2273]=[Магазин.A12])+([.C2:.C2273]=[Магазин.A10])+([.C2:.C2273]=[Магазин.A4]))*([.D2:.D2273]=[Товар.A16]))" table:number-matrix-columns-spanned="1" table:number-matrix-rows-spanned="1" table:style-name="ce1">
            <text:p>1420</text:p>
          </table:table-cell>
          <table:table-cell office:value-type="float" office:value="454" table:formula="of:=SUMPRODUCT(([.F2:.F2273]=[.$F$3])*([.E2:.E2273])*(([.C2:.C2273]=[Магазин.A15])+([.C2:.C2273]=[Магазин.A12])+([.C2:.C2273]=[Магазин.A10])+([.C2:.C2273]=[Магазин.A4]))*([.D2:.D2273]=[Товар.$A$16]))" table:number-matrix-columns-spanned="1" table:number-matrix-rows-spanned="1" table:style-name="ce1">
            <text:p>454</text:p>
          </table:table-cell>
          <table:table-cell office:value-type="float" office:value="966" table:formula="of:=[.J3]-[.K3]" table:style-name="ce1">
            <text:p>966</text:p>
          </table:table-cell>
          <table:table-cell table:number-columns-repeated="16372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>
          <table:table-cell office:value-type="float" office:value="302" table:style-name="ce1">
            <text:p>3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>
          <table:table-cell office:value-type="float" office:value="303" table:style-name="ce1">
            <text:p>3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3" table:style-name="ce1">
            <text:p>4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23" table:style-name="ce1">
            <text:p>4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41" table:style-name="ce1">
            <text:p>4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43" table:style-name="ce1">
            <text:p>4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9" table:style-name="ce1">
            <text:p>4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9" table:style-name="ce1">
            <text:p>4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61" table:style-name="ce1">
            <text:p>4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63" table:style-name="ce1">
            <text:p>4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7" table:style-name="ce1">
            <text:p>4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9" table:style-name="ce1">
            <text:p>4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3" table:style-name="ce1">
            <text:p>4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5" table:style-name="ce1">
            <text:p>4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77" table:style-name="ce1">
            <text:p>4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9" table:style-name="ce1">
            <text:p>4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81" table:style-name="ce1">
            <text:p>4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83" table:style-name="ce1">
            <text:p>4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>
          <table:table-cell office:value-type="float" office:value="488" table:style-name="ce1">
            <text:p>4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>
          <table:table-cell office:value-type="float" office:value="489" table:style-name="ce1">
            <text:p>4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91" table:style-name="ce1">
            <text:p>4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3" table:style-name="ce1">
            <text:p>4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95" table:style-name="ce1">
            <text:p>4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9" table:style-name="ce1">
            <text:p>4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01" table:style-name="ce1">
            <text:p>5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03" table:style-name="ce1">
            <text:p>5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7" table:style-name="ce1">
            <text:p>5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9" table:style-name="ce1">
            <text:p>5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1" table:style-name="ce1">
            <text:p>5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3" table:style-name="ce1">
            <text:p>5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14" table:style-name="ce1">
            <text:p>5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15" table:style-name="ce1">
            <text:p>5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7" table:style-name="ce1">
            <text:p>5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8" table:style-name="ce1">
            <text:p>5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21" table:style-name="ce1">
            <text:p>5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23" table:style-name="ce1">
            <text:p>5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5" table:style-name="ce1">
            <text:p>5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7" table:style-name="ce1">
            <text:p>5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9" table:style-name="ce1">
            <text:p>5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31" table:style-name="ce1">
            <text:p>5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33" table:style-name="ce1">
            <text:p>5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35" table:style-name="ce1">
            <text:p>5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37" table:style-name="ce1">
            <text:p>5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9" table:style-name="ce1">
            <text:p>5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41" table:style-name="ce1">
            <text:p>5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43" table:style-name="ce1">
            <text:p>5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45" table:style-name="ce1">
            <text:p>5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6" table:style-name="ce1">
            <text:p>5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8" table:style-name="ce1">
            <text:p>5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9" table:style-name="ce1">
            <text:p>5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1" table:style-name="ce1">
            <text:p>5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3" table:style-name="ce1">
            <text:p>5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55" table:style-name="ce1">
            <text:p>5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7" table:style-name="ce1">
            <text:p>5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9" table:style-name="ce1">
            <text:p>5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62" table:style-name="ce1">
            <text:p>5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63" table:style-name="ce1">
            <text:p>5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6" table:style-name="ce1">
            <text:p>5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7" table:style-name="ce1">
            <text:p>5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9" table:style-name="ce1">
            <text:p>5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71" table:style-name="ce1">
            <text:p>5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73" table:style-name="ce1">
            <text:p>5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75" table:style-name="ce1">
            <text:p>5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7" table:style-name="ce1">
            <text:p>5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9" table:style-name="ce1">
            <text:p>5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1" table:style-name="ce1">
            <text:p>5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83" table:style-name="ce1">
            <text:p>5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85" table:style-name="ce1">
            <text:p>5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7" table:style-name="ce1">
            <text:p>5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9" table:style-name="ce1">
            <text:p>5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90" table:style-name="ce1">
            <text:p>5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91" table:style-name="ce1">
            <text:p>5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4" table:style-name="ce1">
            <text:p>5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5" table:style-name="ce1">
            <text:p>5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7" table:style-name="ce1">
            <text:p>5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9" table:style-name="ce1">
            <text:p>5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01" table:style-name="ce1">
            <text:p>6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02" table:style-name="ce1">
            <text:p>6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03" table:style-name="ce1">
            <text:p>6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04" table:style-name="ce1">
            <text:p>6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05" table:style-name="ce1">
            <text:p>6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6" table:style-name="ce1">
            <text:p>6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7" table:style-name="ce1">
            <text:p>6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8" table:style-name="ce1">
            <text:p>6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9" table:style-name="ce1">
            <text:p>6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10" table:style-name="ce1">
            <text:p>6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11" table:style-name="ce1">
            <text:p>6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12" table:style-name="ce1">
            <text:p>6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13" table:style-name="ce1">
            <text:p>6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14" table:style-name="ce1">
            <text:p>6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15" table:style-name="ce1">
            <text:p>6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6" table:style-name="ce1">
            <text:p>6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7" table:style-name="ce1">
            <text:p>6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8" table:style-name="ce1">
            <text:p>6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9" table:style-name="ce1">
            <text:p>6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20" table:style-name="ce1">
            <text:p>6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21" table:style-name="ce1">
            <text:p>6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2" table:style-name="ce1">
            <text:p>6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3" table:style-name="ce1">
            <text:p>6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24" table:style-name="ce1">
            <text:p>6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25" table:style-name="ce1">
            <text:p>6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6" table:style-name="ce1">
            <text:p>6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7" table:style-name="ce1">
            <text:p>6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8" table:style-name="ce1">
            <text:p>6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9" table:style-name="ce1">
            <text:p>6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30" table:style-name="ce1">
            <text:p>6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31" table:style-name="ce1">
            <text:p>6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32" table:style-name="ce1">
            <text:p>6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33" table:style-name="ce1">
            <text:p>6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4" table:style-name="ce1">
            <text:p>6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5" table:style-name="ce1">
            <text:p>6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6" table:style-name="ce1">
            <text:p>6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7" table:style-name="ce1">
            <text:p>6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8" table:style-name="ce1">
            <text:p>6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9" table:style-name="ce1">
            <text:p>6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40" table:style-name="ce1">
            <text:p>6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41" table:style-name="ce1">
            <text:p>6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42" table:style-name="ce1">
            <text:p>6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43" table:style-name="ce1">
            <text:p>6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44" table:style-name="ce1">
            <text:p>6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45" table:style-name="ce1">
            <text:p>6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6" table:style-name="ce1">
            <text:p>6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7" table:style-name="ce1">
            <text:p>6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8" table:style-name="ce1">
            <text:p>6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9" table:style-name="ce1">
            <text:p>6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50" table:style-name="ce1">
            <text:p>6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51" table:style-name="ce1">
            <text:p>6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2" table:style-name="ce1">
            <text:p>6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3" table:style-name="ce1">
            <text:p>6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54" table:style-name="ce1">
            <text:p>6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55" table:style-name="ce1">
            <text:p>6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6" table:style-name="ce1">
            <text:p>6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7" table:style-name="ce1">
            <text:p>6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8" table:style-name="ce1">
            <text:p>6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9" table:style-name="ce1">
            <text:p>6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60" table:style-name="ce1">
            <text:p>6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61" table:style-name="ce1">
            <text:p>6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62" table:style-name="ce1">
            <text:p>6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63" table:style-name="ce1">
            <text:p>6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4" table:style-name="ce1">
            <text:p>6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5" table:style-name="ce1">
            <text:p>6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6" table:style-name="ce1">
            <text:p>6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7" table:style-name="ce1">
            <text:p>6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8" table:style-name="ce1">
            <text:p>6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9" table:style-name="ce1">
            <text:p>6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70" table:style-name="ce1">
            <text:p>6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71" table:style-name="ce1">
            <text:p>6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72" table:style-name="ce1">
            <text:p>6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73" table:style-name="ce1">
            <text:p>6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4" table:style-name="ce1">
            <text:p>6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5" table:style-name="ce1">
            <text:p>6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6" table:style-name="ce1">
            <text:p>6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7" table:style-name="ce1">
            <text:p>6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8" table:style-name="ce1">
            <text:p>6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9" table:style-name="ce1">
            <text:p>6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80" table:style-name="ce1">
            <text:p>6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81" table:style-name="ce1">
            <text:p>6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83" table:style-name="ce1">
            <text:p>6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4" table:style-name="ce1">
            <text:p>6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5" table:style-name="ce1">
            <text:p>6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6" table:style-name="ce1">
            <text:p>6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7" table:style-name="ce1">
            <text:p>6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8" table:style-name="ce1">
            <text:p>6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9" table:style-name="ce1">
            <text:p>6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0" table:style-name="ce1">
            <text:p>6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1" table:style-name="ce1">
            <text:p>6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2" table:style-name="ce1">
            <text:p>6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3" table:style-name="ce1">
            <text:p>6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4" table:style-name="ce1">
            <text:p>6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5" table:style-name="ce1">
            <text:p>6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6" table:style-name="ce1">
            <text:p>6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7" table:style-name="ce1">
            <text:p>6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98" table:style-name="ce1">
            <text:p>6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99" table:style-name="ce1">
            <text:p>6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1" table:style-name="ce1">
            <text:p>7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2" table:style-name="ce1">
            <text:p>7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3" table:style-name="ce1">
            <text:p>7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4" table:style-name="ce1">
            <text:p>7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5" table:style-name="ce1">
            <text:p>7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6" table:style-name="ce1">
            <text:p>7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7" table:style-name="ce1">
            <text:p>7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08" table:style-name="ce1">
            <text:p>7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09" table:style-name="ce1">
            <text:p>7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0" table:style-name="ce1">
            <text:p>7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1" table:style-name="ce1">
            <text:p>7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2" table:style-name="ce1">
            <text:p>7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3" table:style-name="ce1">
            <text:p>7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4" table:style-name="ce1">
            <text:p>7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5" table:style-name="ce1">
            <text:p>7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6" table:style-name="ce1">
            <text:p>7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7" table:style-name="ce1">
            <text:p>7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18" table:style-name="ce1">
            <text:p>7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19" table:style-name="ce1">
            <text:p>7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0" table:style-name="ce1">
            <text:p>7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1" table:style-name="ce1">
            <text:p>7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2" table:style-name="ce1">
            <text:p>7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3" table:style-name="ce1">
            <text:p>7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4" table:style-name="ce1">
            <text:p>7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5" table:style-name="ce1">
            <text:p>7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6" table:style-name="ce1">
            <text:p>7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7" table:style-name="ce1">
            <text:p>7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28" table:style-name="ce1">
            <text:p>7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29" table:style-name="ce1">
            <text:p>7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0" table:style-name="ce1">
            <text:p>7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1" table:style-name="ce1">
            <text:p>7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2" table:style-name="ce1">
            <text:p>7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3" table:style-name="ce1">
            <text:p>7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4" table:style-name="ce1">
            <text:p>7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5" table:style-name="ce1">
            <text:p>7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6" table:style-name="ce1">
            <text:p>7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7" table:style-name="ce1">
            <text:p>7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38" table:style-name="ce1">
            <text:p>7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39" table:style-name="ce1">
            <text:p>7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1" table:style-name="ce1">
            <text:p>7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42" table:style-name="ce1">
            <text:p>7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43" table:style-name="ce1">
            <text:p>7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4" table:style-name="ce1">
            <text:p>7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5" table:style-name="ce1">
            <text:p>7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6" table:style-name="ce1">
            <text:p>7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7" table:style-name="ce1">
            <text:p>7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8" table:style-name="ce1">
            <text:p>7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9" table:style-name="ce1">
            <text:p>7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1" table:style-name="ce1">
            <text:p>7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2" table:style-name="ce1">
            <text:p>7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3" table:style-name="ce1">
            <text:p>7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5" table:style-name="ce1">
            <text:p>7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6" table:style-name="ce1">
            <text:p>7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7" table:style-name="ce1">
            <text:p>7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8" table:style-name="ce1">
            <text:p>7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9" table:style-name="ce1">
            <text:p>7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0" table:style-name="ce1">
            <text:p>7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1" table:style-name="ce1">
            <text:p>7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2" table:style-name="ce1">
            <text:p>7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3" table:style-name="ce1">
            <text:p>7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4" table:style-name="ce1">
            <text:p>7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5" table:style-name="ce1">
            <text:p>76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6" table:style-name="ce1">
            <text:p>76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7" table:style-name="ce1">
            <text:p>76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8" table:style-name="ce1">
            <text:p>76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9" table:style-name="ce1">
            <text:p>76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1" table:style-name="ce1">
            <text:p>77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2" table:style-name="ce1">
            <text:p>77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3" table:style-name="ce1">
            <text:p>7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3">
          <table:table-cell office:value-type="float" office:value="775" table:style-name="ce1">
            <text:p>7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3">
          <table:table-cell office:value-type="float" office:value="776" table:style-name="ce1">
            <text:p>7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77" table:style-name="ce1">
            <text:p>7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8" table:style-name="ce1">
            <text:p>7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9" table:style-name="ce1">
            <text:p>7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0" table:style-name="ce1">
            <text:p>7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1" table:style-name="ce1">
            <text:p>7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3" table:style-name="ce1">
            <text:p>7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4" table:style-name="ce1">
            <text:p>7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5" table:style-name="ce1">
            <text:p>7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6" table:style-name="ce1">
            <text:p>7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7" table:style-name="ce1">
            <text:p>7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8" table:style-name="ce1">
            <text:p>7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9" table:style-name="ce1">
            <text:p>7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0" table:style-name="ce1">
            <text:p>7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1" table:style-name="ce1">
            <text:p>7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2" table:style-name="ce1">
            <text:p>7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3" table:style-name="ce1">
            <text:p>7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4" table:style-name="ce1">
            <text:p>7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5" table:style-name="ce1">
            <text:p>7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6" table:style-name="ce1">
            <text:p>7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7" table:style-name="ce1">
            <text:p>7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98" table:style-name="ce1">
            <text:p>7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99" table:style-name="ce1">
            <text:p>7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1" table:style-name="ce1">
            <text:p>8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02" table:style-name="ce1">
            <text:p>8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03" table:style-name="ce1">
            <text:p>8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4" table:style-name="ce1">
            <text:p>8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5" table:style-name="ce1">
            <text:p>8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6" table:style-name="ce1">
            <text:p>8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7" table:style-name="ce1">
            <text:p>8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8" table:style-name="ce1">
            <text:p>8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9" table:style-name="ce1">
            <text:p>8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0" table:style-name="ce1">
            <text:p>8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1" table:style-name="ce1">
            <text:p>8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2" table:style-name="ce1">
            <text:p>8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3" table:style-name="ce1">
            <text:p>8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14" table:style-name="ce1">
            <text:p>8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15" table:style-name="ce1">
            <text:p>8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6" table:style-name="ce1">
            <text:p>8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7" table:style-name="ce1">
            <text:p>8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9" table:style-name="ce1">
            <text:p>8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0" table:style-name="ce1">
            <text:p>8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1" table:style-name="ce1">
            <text:p>8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22" table:style-name="ce1">
            <text:p>8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23" table:style-name="ce1">
            <text:p>8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4" table:style-name="ce1">
            <text:p>8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5" table:style-name="ce1">
            <text:p>8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6" table:style-name="ce1">
            <text:p>8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7" table:style-name="ce1">
            <text:p>8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9" table:style-name="ce1">
            <text:p>8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0" table:style-name="ce1">
            <text:p>8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1" table:style-name="ce1">
            <text:p>8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32" table:style-name="ce1">
            <text:p>8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33" table:style-name="ce1">
            <text:p>8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4" table:style-name="ce1">
            <text:p>8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5" table:style-name="ce1">
            <text:p>8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6" table:style-name="ce1">
            <text:p>8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7" table:style-name="ce1">
            <text:p>8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8" table:style-name="ce1">
            <text:p>8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9" table:style-name="ce1">
            <text:p>8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40" table:style-name="ce1">
            <text:p>8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841" table:style-name="ce1">
            <text:p>8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4">
          <table:table-cell office:value-type="float" office:value="842" table:style-name="ce1">
            <text:p>8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43" table:style-name="ce1">
            <text:p>8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44" table:style-name="ce1">
            <text:p>8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45" table:style-name="ce1">
            <text:p>8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46" table:style-name="ce1">
            <text:p>8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47" table:style-name="ce1">
            <text:p>8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8" table:style-name="ce1">
            <text:p>8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9" table:style-name="ce1">
            <text:p>8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0" table:style-name="ce1">
            <text:p>8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1" table:style-name="ce1">
            <text:p>8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2" table:style-name="ce1">
            <text:p>8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3" table:style-name="ce1">
            <text:p>8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54" table:style-name="ce1">
            <text:p>8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55" table:style-name="ce1">
            <text:p>8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56" table:style-name="ce1">
            <text:p>8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57" table:style-name="ce1">
            <text:p>8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58" table:style-name="ce1">
            <text:p>8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59" table:style-name="ce1">
            <text:p>8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60" table:style-name="ce1">
            <text:p>8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61" table:style-name="ce1">
            <text:p>8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62" table:style-name="ce1">
            <text:p>8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63" table:style-name="ce1">
            <text:p>8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4" table:style-name="ce1">
            <text:p>8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5" table:style-name="ce1">
            <text:p>8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7" table:style-name="ce1">
            <text:p>8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8" table:style-name="ce1">
            <text:p>8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9" table:style-name="ce1">
            <text:p>8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70" table:style-name="ce1">
            <text:p>8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71" table:style-name="ce1">
            <text:p>8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72" table:style-name="ce1">
            <text:p>8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73" table:style-name="ce1">
            <text:p>8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74" table:style-name="ce1">
            <text:p>8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75" table:style-name="ce1">
            <text:p>8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6" table:style-name="ce1">
            <text:p>8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7" table:style-name="ce1">
            <text:p>8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8" table:style-name="ce1">
            <text:p>8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9" table:style-name="ce1">
            <text:p>8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80" table:style-name="ce1">
            <text:p>8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81" table:style-name="ce1">
            <text:p>8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2" table:style-name="ce1">
            <text:p>8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3" table:style-name="ce1">
            <text:p>8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4" table:style-name="ce1">
            <text:p>8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5" table:style-name="ce1">
            <text:p>8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6" table:style-name="ce1">
            <text:p>8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7" table:style-name="ce1">
            <text:p>8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8" table:style-name="ce1">
            <text:p>8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9" table:style-name="ce1">
            <text:p>8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0" table:style-name="ce1">
            <text:p>8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1" table:style-name="ce1">
            <text:p>8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92" table:style-name="ce1">
            <text:p>8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93" table:style-name="ce1">
            <text:p>8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94" table:style-name="ce1">
            <text:p>8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95" table:style-name="ce1">
            <text:p>8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6" table:style-name="ce1">
            <text:p>8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7" table:style-name="ce1">
            <text:p>8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8" table:style-name="ce1">
            <text:p>8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9" table:style-name="ce1">
            <text:p>8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01" table:style-name="ce1">
            <text:p>9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02" table:style-name="ce1">
            <text:p>9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03" table:style-name="ce1">
            <text:p>9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04" table:style-name="ce1">
            <text:p>9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05" table:style-name="ce1">
            <text:p>9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6" table:style-name="ce1">
            <text:p>9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7" table:style-name="ce1">
            <text:p>9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8" table:style-name="ce1">
            <text:p>9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9" table:style-name="ce1">
            <text:p>9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10" table:style-name="ce1">
            <text:p>9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11" table:style-name="ce1">
            <text:p>9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2" table:style-name="ce1">
            <text:p>9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3" table:style-name="ce1">
            <text:p>9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14" table:style-name="ce1">
            <text:p>9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15" table:style-name="ce1">
            <text:p>9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6" table:style-name="ce1">
            <text:p>9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7" table:style-name="ce1">
            <text:p>9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8" table:style-name="ce1">
            <text:p>9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9" table:style-name="ce1">
            <text:p>9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20" table:style-name="ce1">
            <text:p>9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21" table:style-name="ce1">
            <text:p>9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22" table:style-name="ce1">
            <text:p>9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23" table:style-name="ce1">
            <text:p>9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24" table:style-name="ce1">
            <text:p>9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25" table:style-name="ce1">
            <text:p>9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6" table:style-name="ce1">
            <text:p>9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7" table:style-name="ce1">
            <text:p>9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8" table:style-name="ce1">
            <text:p>9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9" table:style-name="ce1">
            <text:p>9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30" table:style-name="ce1">
            <text:p>9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31" table:style-name="ce1">
            <text:p>9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32" table:style-name="ce1">
            <text:p>9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4">
          <table:table-cell office:value-type="float" office:value="933" table:style-name="ce1">
            <text:p>9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4">
          <table:table-cell office:value-type="float" office:value="934" table:style-name="ce1">
            <text:p>9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35" table:style-name="ce1">
            <text:p>9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6" table:style-name="ce1">
            <text:p>9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7" table:style-name="ce1">
            <text:p>9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8" table:style-name="ce1">
            <text:p>9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9" table:style-name="ce1">
            <text:p>9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0" table:style-name="ce1">
            <text:p>9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1" table:style-name="ce1">
            <text:p>9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42" table:style-name="ce1">
            <text:p>9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43" table:style-name="ce1">
            <text:p>9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44" table:style-name="ce1">
            <text:p>9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45" table:style-name="ce1">
            <text:p>9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6" table:style-name="ce1">
            <text:p>9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7" table:style-name="ce1">
            <text:p>9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8" table:style-name="ce1">
            <text:p>9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9" table:style-name="ce1">
            <text:p>9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50" table:style-name="ce1">
            <text:p>9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51" table:style-name="ce1">
            <text:p>9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52" table:style-name="ce1">
            <text:p>9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53" table:style-name="ce1">
            <text:p>9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54" table:style-name="ce1">
            <text:p>9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55" table:style-name="ce1">
            <text:p>9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6" table:style-name="ce1">
            <text:p>9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7" table:style-name="ce1">
            <text:p>9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8" table:style-name="ce1">
            <text:p>9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9" table:style-name="ce1">
            <text:p>9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60" table:style-name="ce1">
            <text:p>9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61" table:style-name="ce1">
            <text:p>9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62" table:style-name="ce1">
            <text:p>9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63" table:style-name="ce1">
            <text:p>9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64" table:style-name="ce1">
            <text:p>9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65" table:style-name="ce1">
            <text:p>9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6" table:style-name="ce1">
            <text:p>9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7" table:style-name="ce1">
            <text:p>9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9" table:style-name="ce1">
            <text:p>9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70" table:style-name="ce1">
            <text:p>9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71" table:style-name="ce1">
            <text:p>9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73" table:style-name="ce1">
            <text:p>9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5" table:style-name="ce1">
            <text:p>9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7" table:style-name="ce1">
            <text:p>9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8" table:style-name="ce1">
            <text:p>9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9" table:style-name="ce1">
            <text:p>9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81" table:style-name="ce1">
            <text:p>9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83" table:style-name="ce1">
            <text:p>9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84" table:style-name="ce1">
            <text:p>9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85" table:style-name="ce1">
            <text:p>9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7" table:style-name="ce1">
            <text:p>9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8" table:style-name="ce1">
            <text:p>9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9" table:style-name="ce1">
            <text:p>9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91" table:style-name="ce1">
            <text:p>9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93" table:style-name="ce1">
            <text:p>9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94" table:style-name="ce1">
            <text:p>9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95" table:style-name="ce1">
            <text:p>9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6" table:style-name="ce1">
            <text:p>9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7" table:style-name="ce1">
            <text:p>9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9" table:style-name="ce1">
            <text:p>9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01" table:style-name="ce1">
            <text:p>10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3" table:style-name="ce1">
            <text:p>10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05" table:style-name="ce1">
            <text:p>10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6" table:style-name="ce1">
            <text:p>10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7" table:style-name="ce1">
            <text:p>10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8" table:style-name="ce1">
            <text:p>10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9" table:style-name="ce1">
            <text:p>10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10" table:style-name="ce1">
            <text:p>10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11" table:style-name="ce1">
            <text:p>10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12" table:style-name="ce1">
            <text:p>10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13" table:style-name="ce1">
            <text:p>10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14" table:style-name="ce1">
            <text:p>10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15" table:style-name="ce1">
            <text:p>10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6" table:style-name="ce1">
            <text:p>10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7" table:style-name="ce1">
            <text:p>10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8" table:style-name="ce1">
            <text:p>10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9" table:style-name="ce1">
            <text:p>10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20" table:style-name="ce1">
            <text:p>10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21" table:style-name="ce1">
            <text:p>10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22" table:style-name="ce1">
            <text:p>10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23" table:style-name="ce1">
            <text:p>10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4" table:style-name="ce1">
            <text:p>10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5" table:style-name="ce1">
            <text:p>10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6" table:style-name="ce1">
            <text:p>10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7" table:style-name="ce1">
            <text:p>10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8" table:style-name="ce1">
            <text:p>10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9" table:style-name="ce1">
            <text:p>10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0" table:style-name="ce1">
            <text:p>10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1" table:style-name="ce1">
            <text:p>10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32" table:style-name="ce1">
            <text:p>10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33" table:style-name="ce1">
            <text:p>10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34" table:style-name="ce1">
            <text:p>10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35" table:style-name="ce1">
            <text:p>10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6" table:style-name="ce1">
            <text:p>10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7" table:style-name="ce1">
            <text:p>10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8" table:style-name="ce1">
            <text:p>10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9" table:style-name="ce1">
            <text:p>10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40" table:style-name="ce1">
            <text:p>10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41" table:style-name="ce1">
            <text:p>10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42" table:style-name="ce1">
            <text:p>10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43" table:style-name="ce1">
            <text:p>10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44" table:style-name="ce1">
            <text:p>10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45" table:style-name="ce1">
            <text:p>10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6" table:style-name="ce1">
            <text:p>10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7" table:style-name="ce1">
            <text:p>10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8" table:style-name="ce1">
            <text:p>10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9" table:style-name="ce1">
            <text:p>10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50" table:style-name="ce1">
            <text:p>10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51" table:style-name="ce1">
            <text:p>10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2" table:style-name="ce1">
            <text:p>10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3" table:style-name="ce1">
            <text:p>10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54" table:style-name="ce1">
            <text:p>10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55" table:style-name="ce1">
            <text:p>10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6" table:style-name="ce1">
            <text:p>10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7" table:style-name="ce1">
            <text:p>10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8" table:style-name="ce1">
            <text:p>10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9" table:style-name="ce1">
            <text:p>10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60" table:style-name="ce1">
            <text:p>10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61" table:style-name="ce1">
            <text:p>10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62" table:style-name="ce1">
            <text:p>10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63" table:style-name="ce1">
            <text:p>10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64" table:style-name="ce1">
            <text:p>10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65" table:style-name="ce1">
            <text:p>10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6" table:style-name="ce1">
            <text:p>10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7" table:style-name="ce1">
            <text:p>10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8" table:style-name="ce1">
            <text:p>10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9" table:style-name="ce1">
            <text:p>10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70" table:style-name="ce1">
            <text:p>10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71" table:style-name="ce1">
            <text:p>10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72" table:style-name="ce1">
            <text:p>10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73" table:style-name="ce1">
            <text:p>10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74" table:style-name="ce1">
            <text:p>10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75" table:style-name="ce1">
            <text:p>10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6" table:style-name="ce1">
            <text:p>10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7" table:style-name="ce1">
            <text:p>10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8" table:style-name="ce1">
            <text:p>10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9" table:style-name="ce1">
            <text:p>10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0" table:style-name="ce1">
            <text:p>10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1" table:style-name="ce1">
            <text:p>10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82" table:style-name="ce1">
            <text:p>10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83" table:style-name="ce1">
            <text:p>10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84" table:style-name="ce1">
            <text:p>10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85" table:style-name="ce1">
            <text:p>10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6" table:style-name="ce1">
            <text:p>10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7" table:style-name="ce1">
            <text:p>10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8" table:style-name="ce1">
            <text:p>10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9" table:style-name="ce1">
            <text:p>10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90" table:style-name="ce1">
            <text:p>10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91" table:style-name="ce1">
            <text:p>10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92" table:style-name="ce1">
            <text:p>10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93" table:style-name="ce1">
            <text:p>10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94" table:style-name="ce1">
            <text:p>10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95" table:style-name="ce1">
            <text:p>10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6" table:style-name="ce1">
            <text:p>10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7" table:style-name="ce1">
            <text:p>10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8" table:style-name="ce1">
            <text:p>10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9" table:style-name="ce1">
            <text:p>10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01" table:style-name="ce1">
            <text:p>11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02" table:style-name="ce1">
            <text:p>11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03" table:style-name="ce1">
            <text:p>11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04" table:style-name="ce1">
            <text:p>11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05" table:style-name="ce1">
            <text:p>11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6" table:style-name="ce1">
            <text:p>11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7" table:style-name="ce1">
            <text:p>11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8" table:style-name="ce1">
            <text:p>11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9" table:style-name="ce1">
            <text:p>11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10" table:style-name="ce1">
            <text:p>11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11" table:style-name="ce1">
            <text:p>11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12" table:style-name="ce1">
            <text:p>11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13" table:style-name="ce1">
            <text:p>11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4" table:style-name="ce1">
            <text:p>11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5" table:style-name="ce1">
            <text:p>11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6" table:style-name="ce1">
            <text:p>11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7" table:style-name="ce1">
            <text:p>11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8" table:style-name="ce1">
            <text:p>11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9" table:style-name="ce1">
            <text:p>11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20" table:style-name="ce1">
            <text:p>11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21" table:style-name="ce1">
            <text:p>11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22" table:style-name="ce1">
            <text:p>11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23" table:style-name="ce1">
            <text:p>11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24" table:style-name="ce1">
            <text:p>11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25" table:style-name="ce1">
            <text:p>11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6" table:style-name="ce1">
            <text:p>11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7" table:style-name="ce1">
            <text:p>11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8" table:style-name="ce1">
            <text:p>11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9" table:style-name="ce1">
            <text:p>11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30" table:style-name="ce1">
            <text:p>11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31" table:style-name="ce1">
            <text:p>11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32" table:style-name="ce1">
            <text:p>11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33" table:style-name="ce1">
            <text:p>11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34" table:style-name="ce1">
            <text:p>11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35" table:style-name="ce1">
            <text:p>11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6" table:style-name="ce1">
            <text:p>11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7" table:style-name="ce1">
            <text:p>11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8" table:style-name="ce1">
            <text:p>11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9" table:style-name="ce1">
            <text:p>11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40" table:style-name="ce1">
            <text:p>11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41" table:style-name="ce1">
            <text:p>11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2" table:style-name="ce1">
            <text:p>11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3" table:style-name="ce1">
            <text:p>11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44" table:style-name="ce1">
            <text:p>11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45" table:style-name="ce1">
            <text:p>11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6" table:style-name="ce1">
            <text:p>11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7" table:style-name="ce1">
            <text:p>11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8" table:style-name="ce1">
            <text:p>11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9" table:style-name="ce1">
            <text:p>11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50" table:style-name="ce1">
            <text:p>11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51" table:style-name="ce1">
            <text:p>11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52" table:style-name="ce1">
            <text:p>11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53" table:style-name="ce1">
            <text:p>11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54" table:style-name="ce1">
            <text:p>11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55" table:style-name="ce1">
            <text:p>11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6" table:style-name="ce1">
            <text:p>11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7" table:style-name="ce1">
            <text:p>11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8" table:style-name="ce1">
            <text:p>11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9" table:style-name="ce1">
            <text:p>11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60" table:style-name="ce1">
            <text:p>11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61" table:style-name="ce1">
            <text:p>11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62" table:style-name="ce1">
            <text:p>11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63" table:style-name="ce1">
            <text:p>11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4" table:style-name="ce1">
            <text:p>11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5" table:style-name="ce1">
            <text:p>11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6" table:style-name="ce1">
            <text:p>11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7" table:style-name="ce1">
            <text:p>11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8" table:style-name="ce1">
            <text:p>11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9" table:style-name="ce1">
            <text:p>11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0" table:style-name="ce1">
            <text:p>11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1" table:style-name="ce1">
            <text:p>11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72" table:style-name="ce1">
            <text:p>11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73" table:style-name="ce1">
            <text:p>11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74" table:style-name="ce1">
            <text:p>11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75" table:style-name="ce1">
            <text:p>11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6" table:style-name="ce1">
            <text:p>11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7" table:style-name="ce1">
            <text:p>11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8" table:style-name="ce1">
            <text:p>11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9" table:style-name="ce1">
            <text:p>11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80" table:style-name="ce1">
            <text:p>11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81" table:style-name="ce1">
            <text:p>11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82" table:style-name="ce1">
            <text:p>11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83" table:style-name="ce1">
            <text:p>11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84" table:style-name="ce1">
            <text:p>11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85" table:style-name="ce1">
            <text:p>11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6" table:style-name="ce1">
            <text:p>11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7" table:style-name="ce1">
            <text:p>11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8" table:style-name="ce1">
            <text:p>11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9" table:style-name="ce1">
            <text:p>11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90" table:style-name="ce1">
            <text:p>11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91" table:style-name="ce1">
            <text:p>11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2" table:style-name="ce1">
            <text:p>11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3" table:style-name="ce1">
            <text:p>11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94" table:style-name="ce1">
            <text:p>11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95" table:style-name="ce1">
            <text:p>11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6" table:style-name="ce1">
            <text:p>11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7" table:style-name="ce1">
            <text:p>11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8" table:style-name="ce1">
            <text:p>11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9" table:style-name="ce1">
            <text:p>11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01" table:style-name="ce1">
            <text:p>12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02" table:style-name="ce1">
            <text:p>12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03" table:style-name="ce1">
            <text:p>12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04" table:style-name="ce1">
            <text:p>12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05" table:style-name="ce1">
            <text:p>12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6" table:style-name="ce1">
            <text:p>12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7" table:style-name="ce1">
            <text:p>12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8" table:style-name="ce1">
            <text:p>12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9" table:style-name="ce1">
            <text:p>12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10" table:style-name="ce1">
            <text:p>12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11" table:style-name="ce1">
            <text:p>12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12" table:style-name="ce1">
            <text:p>12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13" table:style-name="ce1">
            <text:p>12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14" table:style-name="ce1">
            <text:p>12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15" table:style-name="ce1">
            <text:p>12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6" table:style-name="ce1">
            <text:p>12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7" table:style-name="ce1">
            <text:p>12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8" table:style-name="ce1">
            <text:p>12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9" table:style-name="ce1">
            <text:p>12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0" table:style-name="ce1">
            <text:p>12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1" table:style-name="ce1">
            <text:p>12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22" table:style-name="ce1">
            <text:p>12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23" table:style-name="ce1">
            <text:p>12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24" table:style-name="ce1">
            <text:p>12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25" table:style-name="ce1">
            <text:p>12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6" table:style-name="ce1">
            <text:p>12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7" table:style-name="ce1">
            <text:p>12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8" table:style-name="ce1">
            <text:p>12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9" table:style-name="ce1">
            <text:p>12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30" table:style-name="ce1">
            <text:p>12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31" table:style-name="ce1">
            <text:p>12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32" table:style-name="ce1">
            <text:p>12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33" table:style-name="ce1">
            <text:p>12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34" table:style-name="ce1">
            <text:p>12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35" table:style-name="ce1">
            <text:p>12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6" table:style-name="ce1">
            <text:p>12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7" table:style-name="ce1">
            <text:p>12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8" table:style-name="ce1">
            <text:p>12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9" table:style-name="ce1">
            <text:p>12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40" table:style-name="ce1">
            <text:p>12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41" table:style-name="ce1">
            <text:p>12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42" table:style-name="ce1">
            <text:p>12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43" table:style-name="ce1">
            <text:p>12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44" table:style-name="ce1">
            <text:p>12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45" table:style-name="ce1">
            <text:p>12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6" table:style-name="ce1">
            <text:p>12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7" table:style-name="ce1">
            <text:p>12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8" table:style-name="ce1">
            <text:p>12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9" table:style-name="ce1">
            <text:p>12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50" table:style-name="ce1">
            <text:p>12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51" table:style-name="ce1">
            <text:p>12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52" table:style-name="ce1">
            <text:p>12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53" table:style-name="ce1">
            <text:p>12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4" table:style-name="ce1">
            <text:p>12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5" table:style-name="ce1">
            <text:p>12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6" table:style-name="ce1">
            <text:p>12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7" table:style-name="ce1">
            <text:p>12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8" table:style-name="ce1">
            <text:p>12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9" table:style-name="ce1">
            <text:p>12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60" table:style-name="ce1">
            <text:p>12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61" table:style-name="ce1">
            <text:p>12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62" table:style-name="ce1">
            <text:p>12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63" table:style-name="ce1">
            <text:p>12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64" table:style-name="ce1">
            <text:p>12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65" table:style-name="ce1">
            <text:p>12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6" table:style-name="ce1">
            <text:p>12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7" table:style-name="ce1">
            <text:p>12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8" table:style-name="ce1">
            <text:p>12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9" table:style-name="ce1">
            <text:p>12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70" table:style-name="ce1">
            <text:p>12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71" table:style-name="ce1">
            <text:p>12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72" table:style-name="ce1">
            <text:p>12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73" table:style-name="ce1">
            <text:p>12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74" table:style-name="ce1">
            <text:p>12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75" table:style-name="ce1">
            <text:p>12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6" table:style-name="ce1">
            <text:p>12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7" table:style-name="ce1">
            <text:p>12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8" table:style-name="ce1">
            <text:p>12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9" table:style-name="ce1">
            <text:p>12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80" table:style-name="ce1">
            <text:p>12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81" table:style-name="ce1">
            <text:p>12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2" table:style-name="ce1">
            <text:p>12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3" table:style-name="ce1">
            <text:p>12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84" table:style-name="ce1">
            <text:p>12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85" table:style-name="ce1">
            <text:p>12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6" table:style-name="ce1">
            <text:p>12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7" table:style-name="ce1">
            <text:p>12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88" table:style-name="ce1">
            <text:p>12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89" table:style-name="ce1">
            <text:p>12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90" table:style-name="ce1">
            <text:p>12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91" table:style-name="ce1">
            <text:p>12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92" table:style-name="ce1">
            <text:p>12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93" table:style-name="ce1">
            <text:p>12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94" table:style-name="ce1">
            <text:p>12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95" table:style-name="ce1">
            <text:p>12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6" table:style-name="ce1">
            <text:p>12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7" table:style-name="ce1">
            <text:p>12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8" table:style-name="ce1">
            <text:p>12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9" table:style-name="ce1">
            <text:p>12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01" table:style-name="ce1">
            <text:p>13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2" table:style-name="ce1">
            <text:p>13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3" table:style-name="ce1">
            <text:p>13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304" table:style-name="ce1">
            <text:p>13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305" table:style-name="ce1">
            <text:p>13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6" table:style-name="ce1">
            <text:p>13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7" table:style-name="ce1">
            <text:p>13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8" table:style-name="ce1">
            <text:p>13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9" table:style-name="ce1">
            <text:p>13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10" table:style-name="ce1">
            <text:p>13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11" table:style-name="ce1">
            <text:p>13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12" table:style-name="ce1">
            <text:p>13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13" table:style-name="ce1">
            <text:p>131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4" table:style-name="ce1">
            <text:p>131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5" table:style-name="ce1">
            <text:p>131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6" table:style-name="ce1">
            <text:p>131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7" table:style-name="ce1">
            <text:p>131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8" table:style-name="ce1">
            <text:p>131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9" table:style-name="ce1">
            <text:p>131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0" table:style-name="ce1">
            <text:p>132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1" table:style-name="ce1">
            <text:p>132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2" table:style-name="ce1">
            <text:p>132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3" table:style-name="ce1">
            <text:p>132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4" table:style-name="ce1">
            <text:p>132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5" table:style-name="ce1">
            <text:p>132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6" table:style-name="ce1">
            <text:p>132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7" table:style-name="ce1">
            <text:p>132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8" table:style-name="ce1">
            <text:p>132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9" table:style-name="ce1">
            <text:p>132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0" table:style-name="ce1">
            <text:p>133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1" table:style-name="ce1">
            <text:p>133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2" table:style-name="ce1">
            <text:p>133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3" table:style-name="ce1">
            <text:p>133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4" table:style-name="ce1">
            <text:p>133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5" table:style-name="ce1">
            <text:p>133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6" table:style-name="ce1">
            <text:p>133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7" table:style-name="ce1">
            <text:p>133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8" table:style-name="ce1">
            <text:p>133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9" table:style-name="ce1">
            <text:p>133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0" table:style-name="ce1">
            <text:p>134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1" table:style-name="ce1">
            <text:p>134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2" table:style-name="ce1">
            <text:p>134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3" table:style-name="ce1">
            <text:p>134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4" table:style-name="ce1">
            <text:p>134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5" table:style-name="ce1">
            <text:p>13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6" table:style-name="ce1">
            <text:p>13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7" table:style-name="ce1">
            <text:p>13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8" table:style-name="ce1">
            <text:p>13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9" table:style-name="ce1">
            <text:p>13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0" table:style-name="ce1">
            <text:p>13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1" table:style-name="ce1">
            <text:p>13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2" table:style-name="ce1">
            <text:p>13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3" table:style-name="ce1">
            <text:p>13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4" table:style-name="ce1">
            <text:p>13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5" table:style-name="ce1">
            <text:p>13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6" table:style-name="ce1">
            <text:p>13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7" table:style-name="ce1">
            <text:p>13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8" table:style-name="ce1">
            <text:p>13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9" table:style-name="ce1">
            <text:p>13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0" table:style-name="ce1">
            <text:p>13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1" table:style-name="ce1">
            <text:p>13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2" table:style-name="ce1">
            <text:p>13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3" table:style-name="ce1">
            <text:p>13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4" table:style-name="ce1">
            <text:p>13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5" table:style-name="ce1">
            <text:p>13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6" table:style-name="ce1">
            <text:p>13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7" table:style-name="ce1">
            <text:p>13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8" table:style-name="ce1">
            <text:p>13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9" table:style-name="ce1">
            <text:p>13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0" table:style-name="ce1">
            <text:p>13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1" table:style-name="ce1">
            <text:p>13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2" table:style-name="ce1">
            <text:p>13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3" table:style-name="ce1">
            <text:p>13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4" table:style-name="ce1">
            <text:p>13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5" table:style-name="ce1">
            <text:p>13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6" table:style-name="ce1">
            <text:p>13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7" table:style-name="ce1">
            <text:p>13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8" table:style-name="ce1">
            <text:p>13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9" table:style-name="ce1">
            <text:p>13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0" table:style-name="ce1">
            <text:p>13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1" table:style-name="ce1">
            <text:p>13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2" table:style-name="ce1">
            <text:p>13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3" table:style-name="ce1">
            <text:p>13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4" table:style-name="ce1">
            <text:p>13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5" table:style-name="ce1">
            <text:p>13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6" table:style-name="ce1">
            <text:p>13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7" table:style-name="ce1">
            <text:p>13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8" table:style-name="ce1">
            <text:p>13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9" table:style-name="ce1">
            <text:p>13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0" table:style-name="ce1">
            <text:p>13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1" table:style-name="ce1">
            <text:p>13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2" table:style-name="ce1">
            <text:p>13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3" table:style-name="ce1">
            <text:p>13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4" table:style-name="ce1">
            <text:p>13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5" table:style-name="ce1">
            <text:p>13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6" table:style-name="ce1">
            <text:p>13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7" table:style-name="ce1">
            <text:p>13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8" table:style-name="ce1">
            <text:p>13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9" table:style-name="ce1">
            <text:p>13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1" table:style-name="ce1">
            <text:p>14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2" table:style-name="ce1">
            <text:p>14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3" table:style-name="ce1">
            <text:p>14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4" table:style-name="ce1">
            <text:p>14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5" table:style-name="ce1">
            <text:p>14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6" table:style-name="ce1">
            <text:p>14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7" table:style-name="ce1">
            <text:p>14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8" table:style-name="ce1">
            <text:p>14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9" table:style-name="ce1">
            <text:p>14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0" table:style-name="ce1">
            <text:p>14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1" table:style-name="ce1">
            <text:p>14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2" table:style-name="ce1">
            <text:p>14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3" table:style-name="ce1">
            <text:p>14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4" table:style-name="ce1">
            <text:p>14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5" table:style-name="ce1">
            <text:p>14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6" table:style-name="ce1">
            <text:p>14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7" table:style-name="ce1">
            <text:p>14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8" table:style-name="ce1">
            <text:p>14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9" table:style-name="ce1">
            <text:p>14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0" table:style-name="ce1">
            <text:p>14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1" table:style-name="ce1">
            <text:p>14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2" table:style-name="ce1">
            <text:p>14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3" table:style-name="ce1">
            <text:p>14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4" table:style-name="ce1">
            <text:p>14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5" table:style-name="ce1">
            <text:p>14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6" table:style-name="ce1">
            <text:p>14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7" table:style-name="ce1">
            <text:p>14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8" table:style-name="ce1">
            <text:p>14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9" table:style-name="ce1">
            <text:p>14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0" table:style-name="ce1">
            <text:p>14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1" table:style-name="ce1">
            <text:p>14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2" table:style-name="ce1">
            <text:p>14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3" table:style-name="ce1">
            <text:p>14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4" table:style-name="ce1">
            <text:p>14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5" table:style-name="ce1">
            <text:p>14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6" table:style-name="ce1">
            <text:p>14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7" table:style-name="ce1">
            <text:p>14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8" table:style-name="ce1">
            <text:p>14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9" table:style-name="ce1">
            <text:p>14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0" table:style-name="ce1">
            <text:p>14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1" table:style-name="ce1">
            <text:p>14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2" table:style-name="ce1">
            <text:p>14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3" table:style-name="ce1">
            <text:p>14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4" table:style-name="ce1">
            <text:p>14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5" table:style-name="ce1">
            <text:p>14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6" table:style-name="ce1">
            <text:p>14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7" table:style-name="ce1">
            <text:p>14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8" table:style-name="ce1">
            <text:p>14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9" table:style-name="ce1">
            <text:p>14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0" table:style-name="ce1">
            <text:p>14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1" table:style-name="ce1">
            <text:p>14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2" table:style-name="ce1">
            <text:p>14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3" table:style-name="ce1">
            <text:p>14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4" table:style-name="ce1">
            <text:p>14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5" table:style-name="ce1">
            <text:p>14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6" table:style-name="ce1">
            <text:p>14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7" table:style-name="ce1">
            <text:p>14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8" table:style-name="ce1">
            <text:p>14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9" table:style-name="ce1">
            <text:p>14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0" table:style-name="ce1">
            <text:p>14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1" table:style-name="ce1">
            <text:p>14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2" table:style-name="ce1">
            <text:p>14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3" table:style-name="ce1">
            <text:p>14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4" table:style-name="ce1">
            <text:p>14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5" table:style-name="ce1">
            <text:p>14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6" table:style-name="ce1">
            <text:p>14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7" table:style-name="ce1">
            <text:p>14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8" table:style-name="ce1">
            <text:p>14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9" table:style-name="ce1">
            <text:p>14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0" table:style-name="ce1">
            <text:p>14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1" table:style-name="ce1">
            <text:p>14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2" table:style-name="ce1">
            <text:p>14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3" table:style-name="ce1">
            <text:p>14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4" table:style-name="ce1">
            <text:p>14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5" table:style-name="ce1">
            <text:p>14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6" table:style-name="ce1">
            <text:p>14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7" table:style-name="ce1">
            <text:p>14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8" table:style-name="ce1">
            <text:p>14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9" table:style-name="ce1">
            <text:p>14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0" table:style-name="ce1">
            <text:p>14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1" table:style-name="ce1">
            <text:p>14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2" table:style-name="ce1">
            <text:p>14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3" table:style-name="ce1">
            <text:p>14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4" table:style-name="ce1">
            <text:p>14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5" table:style-name="ce1">
            <text:p>14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6" table:style-name="ce1">
            <text:p>14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7" table:style-name="ce1">
            <text:p>14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8" table:style-name="ce1">
            <text:p>14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9" table:style-name="ce1">
            <text:p>14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0" table:style-name="ce1">
            <text:p>14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1" table:style-name="ce1">
            <text:p>14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2" table:style-name="ce1">
            <text:p>14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3" table:style-name="ce1">
            <text:p>14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4" table:style-name="ce1">
            <text:p>14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5" table:style-name="ce1">
            <text:p>14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6" table:style-name="ce1">
            <text:p>14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7" table:style-name="ce1">
            <text:p>14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8" table:style-name="ce1">
            <text:p>14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9" table:style-name="ce1">
            <text:p>14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1" table:style-name="ce1">
            <text:p>15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2" table:style-name="ce1">
            <text:p>15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3" table:style-name="ce1">
            <text:p>15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4" table:style-name="ce1">
            <text:p>15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5" table:style-name="ce1">
            <text:p>15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6" table:style-name="ce1">
            <text:p>15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7" table:style-name="ce1">
            <text:p>15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8" table:style-name="ce1">
            <text:p>15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9" table:style-name="ce1">
            <text:p>15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0" table:style-name="ce1">
            <text:p>15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1" table:style-name="ce1">
            <text:p>15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2" table:style-name="ce1">
            <text:p>15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3" table:style-name="ce1">
            <text:p>15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4" table:style-name="ce1">
            <text:p>15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5" table:style-name="ce1">
            <text:p>15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6" table:style-name="ce1">
            <text:p>15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7" table:style-name="ce1">
            <text:p>15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8" table:style-name="ce1">
            <text:p>15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9" table:style-name="ce1">
            <text:p>15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0" table:style-name="ce1">
            <text:p>15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1" table:style-name="ce1">
            <text:p>15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2" table:style-name="ce1">
            <text:p>15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3" table:style-name="ce1">
            <text:p>15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4" table:style-name="ce1">
            <text:p>15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5" table:style-name="ce1">
            <text:p>15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6" table:style-name="ce1">
            <text:p>15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7" table:style-name="ce1">
            <text:p>15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8" table:style-name="ce1">
            <text:p>15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9" table:style-name="ce1">
            <text:p>15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0" table:style-name="ce1">
            <text:p>15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1" table:style-name="ce1">
            <text:p>15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2" table:style-name="ce1">
            <text:p>15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3" table:style-name="ce1">
            <text:p>15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4" table:style-name="ce1">
            <text:p>15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5" table:style-name="ce1">
            <text:p>15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6" table:style-name="ce1">
            <text:p>15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7" table:style-name="ce1">
            <text:p>15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8" table:style-name="ce1">
            <text:p>15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9" table:style-name="ce1">
            <text:p>15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0" table:style-name="ce1">
            <text:p>15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1" table:style-name="ce1">
            <text:p>15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2" table:style-name="ce1">
            <text:p>15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3" table:style-name="ce1">
            <text:p>15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4" table:style-name="ce1">
            <text:p>15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5" table:style-name="ce1">
            <text:p>15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6" table:style-name="ce1">
            <text:p>15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7" table:style-name="ce1">
            <text:p>15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8" table:style-name="ce1">
            <text:p>15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9" table:style-name="ce1">
            <text:p>15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0" table:style-name="ce1">
            <text:p>15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1" table:style-name="ce1">
            <text:p>15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2" table:style-name="ce1">
            <text:p>15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3" table:style-name="ce1">
            <text:p>15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4" table:style-name="ce1">
            <text:p>15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5" table:style-name="ce1">
            <text:p>15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6" table:style-name="ce1">
            <text:p>15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7" table:style-name="ce1">
            <text:p>15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8" table:style-name="ce1">
            <text:p>15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9" table:style-name="ce1">
            <text:p>15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0" table:style-name="ce1">
            <text:p>15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1" table:style-name="ce1">
            <text:p>15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2" table:style-name="ce1">
            <text:p>15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3" table:style-name="ce1">
            <text:p>15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4" table:style-name="ce1">
            <text:p>15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5" table:style-name="ce1">
            <text:p>15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6" table:style-name="ce1">
            <text:p>15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7" table:style-name="ce1">
            <text:p>15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8" table:style-name="ce1">
            <text:p>15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9" table:style-name="ce1">
            <text:p>15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0" table:style-name="ce1">
            <text:p>15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1" table:style-name="ce1">
            <text:p>15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2" table:style-name="ce1">
            <text:p>15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3" table:style-name="ce1">
            <text:p>15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4" table:style-name="ce1">
            <text:p>15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5" table:style-name="ce1">
            <text:p>15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6" table:style-name="ce1">
            <text:p>15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7" table:style-name="ce1">
            <text:p>15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8" table:style-name="ce1">
            <text:p>15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9" table:style-name="ce1">
            <text:p>15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0" table:style-name="ce1">
            <text:p>15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1" table:style-name="ce1">
            <text:p>15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2" table:style-name="ce1">
            <text:p>15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3" table:style-name="ce1">
            <text:p>15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4" table:style-name="ce1">
            <text:p>15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5" table:style-name="ce1">
            <text:p>15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6" table:style-name="ce1">
            <text:p>15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7" table:style-name="ce1">
            <text:p>15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8" table:style-name="ce1">
            <text:p>15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9" table:style-name="ce1">
            <text:p>15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0" table:style-name="ce1">
            <text:p>15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1" table:style-name="ce1">
            <text:p>15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2" table:style-name="ce1">
            <text:p>15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3" table:style-name="ce1">
            <text:p>15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4" table:style-name="ce1">
            <text:p>15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5" table:style-name="ce1">
            <text:p>15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6" table:style-name="ce1">
            <text:p>15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7" table:style-name="ce1">
            <text:p>15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8" table:style-name="ce1">
            <text:p>15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9" table:style-name="ce1">
            <text:p>15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1" table:style-name="ce1">
            <text:p>16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2" table:style-name="ce1">
            <text:p>16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3" table:style-name="ce1">
            <text:p>16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4" table:style-name="ce1">
            <text:p>16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5" table:style-name="ce1">
            <text:p>16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6" table:style-name="ce1">
            <text:p>16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7" table:style-name="ce1">
            <text:p>16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8" table:style-name="ce1">
            <text:p>16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9" table:style-name="ce1">
            <text:p>16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0" table:style-name="ce1">
            <text:p>16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1" table:style-name="ce1">
            <text:p>16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2" table:style-name="ce1">
            <text:p>16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3" table:style-name="ce1">
            <text:p>16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4" table:style-name="ce1">
            <text:p>16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5" table:style-name="ce1">
            <text:p>16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6" table:style-name="ce1">
            <text:p>16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7" table:style-name="ce1">
            <text:p>16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8" table:style-name="ce1">
            <text:p>16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9" table:style-name="ce1">
            <text:p>16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0" table:style-name="ce1">
            <text:p>16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1" table:style-name="ce1">
            <text:p>16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2" table:style-name="ce1">
            <text:p>16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3" table:style-name="ce1">
            <text:p>16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4" table:style-name="ce1">
            <text:p>16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5" table:style-name="ce1">
            <text:p>16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6" table:style-name="ce1">
            <text:p>16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7" table:style-name="ce1">
            <text:p>16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8" table:style-name="ce1">
            <text:p>16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9" table:style-name="ce1">
            <text:p>16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0" table:style-name="ce1">
            <text:p>16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1" table:style-name="ce1">
            <text:p>16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2" table:style-name="ce1">
            <text:p>16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3" table:style-name="ce1">
            <text:p>16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4" table:style-name="ce1">
            <text:p>16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5" table:style-name="ce1">
            <text:p>16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6" table:style-name="ce1">
            <text:p>16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7" table:style-name="ce1">
            <text:p>16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8" table:style-name="ce1">
            <text:p>16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9" table:style-name="ce1">
            <text:p>16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0" table:style-name="ce1">
            <text:p>16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1" table:style-name="ce1">
            <text:p>16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2" table:style-name="ce1">
            <text:p>16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3" table:style-name="ce1">
            <text:p>16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4" table:style-name="ce1">
            <text:p>16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5" table:style-name="ce1">
            <text:p>16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6" table:style-name="ce1">
            <text:p>16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7" table:style-name="ce1">
            <text:p>16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8" table:style-name="ce1">
            <text:p>16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9" table:style-name="ce1">
            <text:p>16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0" table:style-name="ce1">
            <text:p>16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1" table:style-name="ce1">
            <text:p>16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2" table:style-name="ce1">
            <text:p>16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3" table:style-name="ce1">
            <text:p>16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4" table:style-name="ce1">
            <text:p>16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5" table:style-name="ce1">
            <text:p>16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6" table:style-name="ce1">
            <text:p>16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7" table:style-name="ce1">
            <text:p>16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8" table:style-name="ce1">
            <text:p>16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9" table:style-name="ce1">
            <text:p>16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0" table:style-name="ce1">
            <text:p>16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1" table:style-name="ce1">
            <text:p>16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2" table:style-name="ce1">
            <text:p>16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3" table:style-name="ce1">
            <text:p>16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4" table:style-name="ce1">
            <text:p>16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5" table:style-name="ce1">
            <text:p>16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6" table:style-name="ce1">
            <text:p>16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7" table:style-name="ce1">
            <text:p>16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8" table:style-name="ce1">
            <text:p>16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9" table:style-name="ce1">
            <text:p>16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0" table:style-name="ce1">
            <text:p>16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1" table:style-name="ce1">
            <text:p>16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2" table:style-name="ce1">
            <text:p>16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3" table:style-name="ce1">
            <text:p>16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4" table:style-name="ce1">
            <text:p>16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5" table:style-name="ce1">
            <text:p>16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6" table:style-name="ce1">
            <text:p>16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7" table:style-name="ce1">
            <text:p>16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8" table:style-name="ce1">
            <text:p>16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9" table:style-name="ce1">
            <text:p>16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0" table:style-name="ce1">
            <text:p>16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1" table:style-name="ce1">
            <text:p>16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2" table:style-name="ce1">
            <text:p>16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3" table:style-name="ce1">
            <text:p>16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4" table:style-name="ce1">
            <text:p>16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5" table:style-name="ce1">
            <text:p>16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6" table:style-name="ce1">
            <text:p>16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7" table:style-name="ce1">
            <text:p>16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8" table:style-name="ce1">
            <text:p>16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9" table:style-name="ce1">
            <text:p>16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0" table:style-name="ce1">
            <text:p>16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1" table:style-name="ce1">
            <text:p>16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2" table:style-name="ce1">
            <text:p>16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3" table:style-name="ce1">
            <text:p>16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4" table:style-name="ce1">
            <text:p>16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5" table:style-name="ce1">
            <text:p>16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6" table:style-name="ce1">
            <text:p>16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7" table:style-name="ce1">
            <text:p>16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8" table:style-name="ce1">
            <text:p>16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9" table:style-name="ce1">
            <text:p>16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1" table:style-name="ce1">
            <text:p>17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2" table:style-name="ce1">
            <text:p>17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3" table:style-name="ce1">
            <text:p>17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4" table:style-name="ce1">
            <text:p>17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5" table:style-name="ce1">
            <text:p>17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6" table:style-name="ce1">
            <text:p>17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7" table:style-name="ce1">
            <text:p>17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8" table:style-name="ce1">
            <text:p>17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9" table:style-name="ce1">
            <text:p>17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0" table:style-name="ce1">
            <text:p>17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1" table:style-name="ce1">
            <text:p>17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2" table:style-name="ce1">
            <text:p>17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3" table:style-name="ce1">
            <text:p>17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4" table:style-name="ce1">
            <text:p>17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5" table:style-name="ce1">
            <text:p>17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6" table:style-name="ce1">
            <text:p>17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7" table:style-name="ce1">
            <text:p>17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8" table:style-name="ce1">
            <text:p>17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9" table:style-name="ce1">
            <text:p>17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0" table:style-name="ce1">
            <text:p>17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1" table:style-name="ce1">
            <text:p>17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2" table:style-name="ce1">
            <text:p>17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3" table:style-name="ce1">
            <text:p>17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4" table:style-name="ce1">
            <text:p>17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5" table:style-name="ce1">
            <text:p>17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6" table:style-name="ce1">
            <text:p>17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7" table:style-name="ce1">
            <text:p>17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8" table:style-name="ce1">
            <text:p>17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9" table:style-name="ce1">
            <text:p>17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0" table:style-name="ce1">
            <text:p>17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1" table:style-name="ce1">
            <text:p>17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2" table:style-name="ce1">
            <text:p>17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3" table:style-name="ce1">
            <text:p>17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4" table:style-name="ce1">
            <text:p>17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5" table:style-name="ce1">
            <text:p>17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6" table:style-name="ce1">
            <text:p>17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7" table:style-name="ce1">
            <text:p>17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8" table:style-name="ce1">
            <text:p>17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9" table:style-name="ce1">
            <text:p>17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0" table:style-name="ce1">
            <text:p>17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1" table:style-name="ce1">
            <text:p>17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2" table:style-name="ce1">
            <text:p>17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3" table:style-name="ce1">
            <text:p>17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4" table:style-name="ce1">
            <text:p>17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5" table:style-name="ce1">
            <text:p>17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6" table:style-name="ce1">
            <text:p>17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7" table:style-name="ce1">
            <text:p>17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8" table:style-name="ce1">
            <text:p>17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9" table:style-name="ce1">
            <text:p>17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0" table:style-name="ce1">
            <text:p>17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1" table:style-name="ce1">
            <text:p>17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2" table:style-name="ce1">
            <text:p>17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3" table:style-name="ce1">
            <text:p>17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4" table:style-name="ce1">
            <text:p>17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5" table:style-name="ce1">
            <text:p>17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6" table:style-name="ce1">
            <text:p>17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7" table:style-name="ce1">
            <text:p>17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8" table:style-name="ce1">
            <text:p>17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9" table:style-name="ce1">
            <text:p>17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0" table:style-name="ce1">
            <text:p>17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1" table:style-name="ce1">
            <text:p>17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2" table:style-name="ce1">
            <text:p>17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3" table:style-name="ce1">
            <text:p>17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4" table:style-name="ce1">
            <text:p>17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5" table:style-name="ce1">
            <text:p>17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6" table:style-name="ce1">
            <text:p>17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7" table:style-name="ce1">
            <text:p>17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8" table:style-name="ce1">
            <text:p>17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9" table:style-name="ce1">
            <text:p>17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0" table:style-name="ce1">
            <text:p>17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1" table:style-name="ce1">
            <text:p>17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2" table:style-name="ce1">
            <text:p>17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3" table:style-name="ce1">
            <text:p>17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4" table:style-name="ce1">
            <text:p>17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5" table:style-name="ce1">
            <text:p>17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6" table:style-name="ce1">
            <text:p>17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7" table:style-name="ce1">
            <text:p>17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8" table:style-name="ce1">
            <text:p>17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9" table:style-name="ce1">
            <text:p>17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0" table:style-name="ce1">
            <text:p>17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1" table:style-name="ce1">
            <text:p>17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2" table:style-name="ce1">
            <text:p>17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3" table:style-name="ce1">
            <text:p>17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4" table:style-name="ce1">
            <text:p>17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5" table:style-name="ce1">
            <text:p>17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6" table:style-name="ce1">
            <text:p>17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7" table:style-name="ce1">
            <text:p>17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8" table:style-name="ce1">
            <text:p>17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9" table:style-name="ce1">
            <text:p>17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0" table:style-name="ce1">
            <text:p>17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1" table:style-name="ce1">
            <text:p>17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2" table:style-name="ce1">
            <text:p>17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3" table:style-name="ce1">
            <text:p>17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4" table:style-name="ce1">
            <text:p>17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5" table:style-name="ce1">
            <text:p>17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6" table:style-name="ce1">
            <text:p>17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7" table:style-name="ce1">
            <text:p>17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8" table:style-name="ce1">
            <text:p>17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9" table:style-name="ce1">
            <text:p>17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1" table:style-name="ce1">
            <text:p>18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2" table:style-name="ce1">
            <text:p>18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3" table:style-name="ce1">
            <text:p>18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4" table:style-name="ce1">
            <text:p>18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5" table:style-name="ce1">
            <text:p>18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6" table:style-name="ce1">
            <text:p>18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7" table:style-name="ce1">
            <text:p>18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8" table:style-name="ce1">
            <text:p>18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9" table:style-name="ce1">
            <text:p>18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0" table:style-name="ce1">
            <text:p>18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1" table:style-name="ce1">
            <text:p>18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2" table:style-name="ce1">
            <text:p>18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3" table:style-name="ce1">
            <text:p>18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4" table:style-name="ce1">
            <text:p>18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5" table:style-name="ce1">
            <text:p>18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6" table:style-name="ce1">
            <text:p>18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7" table:style-name="ce1">
            <text:p>18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8" table:style-name="ce1">
            <text:p>18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9" table:style-name="ce1">
            <text:p>18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0" table:style-name="ce1">
            <text:p>18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1" table:style-name="ce1">
            <text:p>18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2" table:style-name="ce1">
            <text:p>18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3" table:style-name="ce1">
            <text:p>18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4" table:style-name="ce1">
            <text:p>18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5" table:style-name="ce1">
            <text:p>18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6" table:style-name="ce1">
            <text:p>18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7" table:style-name="ce1">
            <text:p>18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8" table:style-name="ce1">
            <text:p>18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9" table:style-name="ce1">
            <text:p>18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0" table:style-name="ce1">
            <text:p>18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1" table:style-name="ce1">
            <text:p>18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2" table:style-name="ce1">
            <text:p>18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3" table:style-name="ce1">
            <text:p>18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4" table:style-name="ce1">
            <text:p>18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5" table:style-name="ce1">
            <text:p>18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6" table:style-name="ce1">
            <text:p>18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7" table:style-name="ce1">
            <text:p>18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8" table:style-name="ce1">
            <text:p>18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9" table:style-name="ce1">
            <text:p>18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0" table:style-name="ce1">
            <text:p>18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1" table:style-name="ce1">
            <text:p>18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2" table:style-name="ce1">
            <text:p>18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3" table:style-name="ce1">
            <text:p>18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4" table:style-name="ce1">
            <text:p>18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5" table:style-name="ce1">
            <text:p>18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6" table:style-name="ce1">
            <text:p>18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7" table:style-name="ce1">
            <text:p>18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8" table:style-name="ce1">
            <text:p>18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9" table:style-name="ce1">
            <text:p>18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0" table:style-name="ce1">
            <text:p>18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1" table:style-name="ce1">
            <text:p>18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2" table:style-name="ce1">
            <text:p>18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3" table:style-name="ce1">
            <text:p>18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4" table:style-name="ce1">
            <text:p>18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5" table:style-name="ce1">
            <text:p>18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6" table:style-name="ce1">
            <text:p>18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7" table:style-name="ce1">
            <text:p>18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8" table:style-name="ce1">
            <text:p>18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9" table:style-name="ce1">
            <text:p>18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0" table:style-name="ce1">
            <text:p>18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1" table:style-name="ce1">
            <text:p>18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2" table:style-name="ce1">
            <text:p>18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3" table:style-name="ce1">
            <text:p>18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4" table:style-name="ce1">
            <text:p>18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5" table:style-name="ce1">
            <text:p>18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6" table:style-name="ce1">
            <text:p>18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7" table:style-name="ce1">
            <text:p>18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8" table:style-name="ce1">
            <text:p>18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9" table:style-name="ce1">
            <text:p>18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0" table:style-name="ce1">
            <text:p>18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1" table:style-name="ce1">
            <text:p>18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2" table:style-name="ce1">
            <text:p>18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3" table:style-name="ce1">
            <text:p>18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4" table:style-name="ce1">
            <text:p>18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5" table:style-name="ce1">
            <text:p>18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6" table:style-name="ce1">
            <text:p>18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7" table:style-name="ce1">
            <text:p>18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8" table:style-name="ce1">
            <text:p>18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9" table:style-name="ce1">
            <text:p>18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0" table:style-name="ce1">
            <text:p>18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1" table:style-name="ce1">
            <text:p>18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2" table:style-name="ce1">
            <text:p>18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3" table:style-name="ce1">
            <text:p>18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4" table:style-name="ce1">
            <text:p>18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5" table:style-name="ce1">
            <text:p>18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6" table:style-name="ce1">
            <text:p>18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7" table:style-name="ce1">
            <text:p>18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8" table:style-name="ce1">
            <text:p>18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9" table:style-name="ce1">
            <text:p>18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0" table:style-name="ce1">
            <text:p>18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1" table:style-name="ce1">
            <text:p>18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2" table:style-name="ce1">
            <text:p>18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3" table:style-name="ce1">
            <text:p>18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4" table:style-name="ce1">
            <text:p>18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5" table:style-name="ce1">
            <text:p>18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6" table:style-name="ce1">
            <text:p>18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7" table:style-name="ce1">
            <text:p>18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8" table:style-name="ce1">
            <text:p>18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9" table:style-name="ce1">
            <text:p>18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1" table:style-name="ce1">
            <text:p>19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2" table:style-name="ce1">
            <text:p>19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3" table:style-name="ce1">
            <text:p>19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4" table:style-name="ce1">
            <text:p>19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5" table:style-name="ce1">
            <text:p>19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6" table:style-name="ce1">
            <text:p>19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7" table:style-name="ce1">
            <text:p>19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8" table:style-name="ce1">
            <text:p>19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9" table:style-name="ce1">
            <text:p>19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0" table:style-name="ce1">
            <text:p>19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1" table:style-name="ce1">
            <text:p>19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2" table:style-name="ce1">
            <text:p>19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3" table:style-name="ce1">
            <text:p>19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4" table:style-name="ce1">
            <text:p>19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5" table:style-name="ce1">
            <text:p>19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6" table:style-name="ce1">
            <text:p>19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7" table:style-name="ce1">
            <text:p>19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8" table:style-name="ce1">
            <text:p>19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9" table:style-name="ce1">
            <text:p>19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0" table:style-name="ce1">
            <text:p>19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1" table:style-name="ce1">
            <text:p>19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2" table:style-name="ce1">
            <text:p>19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3" table:style-name="ce1">
            <text:p>19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4" table:style-name="ce1">
            <text:p>19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5" table:style-name="ce1">
            <text:p>19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6" table:style-name="ce1">
            <text:p>19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7" table:style-name="ce1">
            <text:p>19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8" table:style-name="ce1">
            <text:p>19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9" table:style-name="ce1">
            <text:p>19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0" table:style-name="ce1">
            <text:p>19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1" table:style-name="ce1">
            <text:p>19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2" table:style-name="ce1">
            <text:p>19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3" table:style-name="ce1">
            <text:p>19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4" table:style-name="ce1">
            <text:p>19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5" table:style-name="ce1">
            <text:p>19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6" table:style-name="ce1">
            <text:p>19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7" table:style-name="ce1">
            <text:p>19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8" table:style-name="ce1">
            <text:p>19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9" table:style-name="ce1">
            <text:p>19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0" table:style-name="ce1">
            <text:p>19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1" table:style-name="ce1">
            <text:p>19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2" table:style-name="ce1">
            <text:p>19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3" table:style-name="ce1">
            <text:p>19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4" table:style-name="ce1">
            <text:p>19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5" table:style-name="ce1">
            <text:p>19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6" table:style-name="ce1">
            <text:p>19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7" table:style-name="ce1">
            <text:p>19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8" table:style-name="ce1">
            <text:p>19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9" table:style-name="ce1">
            <text:p>19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0" table:style-name="ce1">
            <text:p>19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1" table:style-name="ce1">
            <text:p>19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2" table:style-name="ce1">
            <text:p>19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3" table:style-name="ce1">
            <text:p>19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4" table:style-name="ce1">
            <text:p>19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5" table:style-name="ce1">
            <text:p>19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6" table:style-name="ce1">
            <text:p>19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7" table:style-name="ce1">
            <text:p>19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8" table:style-name="ce1">
            <text:p>19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9" table:style-name="ce1">
            <text:p>19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0" table:style-name="ce1">
            <text:p>19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1" table:style-name="ce1">
            <text:p>19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2" table:style-name="ce1">
            <text:p>19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3" table:style-name="ce1">
            <text:p>19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4" table:style-name="ce1">
            <text:p>19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5" table:style-name="ce1">
            <text:p>19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6" table:style-name="ce1">
            <text:p>19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7" table:style-name="ce1">
            <text:p>19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8" table:style-name="ce1">
            <text:p>19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9" table:style-name="ce1">
            <text:p>19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0" table:style-name="ce1">
            <text:p>19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1" table:style-name="ce1">
            <text:p>19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2" table:style-name="ce1">
            <text:p>19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3" table:style-name="ce1">
            <text:p>19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4" table:style-name="ce1">
            <text:p>19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5" table:style-name="ce1">
            <text:p>19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6" table:style-name="ce1">
            <text:p>19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7" table:style-name="ce1">
            <text:p>19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8" table:style-name="ce1">
            <text:p>19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9" table:style-name="ce1">
            <text:p>19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0" table:style-name="ce1">
            <text:p>19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1" table:style-name="ce1">
            <text:p>19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2" table:style-name="ce1">
            <text:p>19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3" table:style-name="ce1">
            <text:p>19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4" table:style-name="ce1">
            <text:p>19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5" table:style-name="ce1">
            <text:p>19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6" table:style-name="ce1">
            <text:p>19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7" table:style-name="ce1">
            <text:p>19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8" table:style-name="ce1">
            <text:p>19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9" table:style-name="ce1">
            <text:p>19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0" table:style-name="ce1">
            <text:p>19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1" table:style-name="ce1">
            <text:p>19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2" table:style-name="ce1">
            <text:p>19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3" table:style-name="ce1">
            <text:p>19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4" table:style-name="ce1">
            <text:p>19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5" table:style-name="ce1">
            <text:p>19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6" table:style-name="ce1">
            <text:p>19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7" table:style-name="ce1">
            <text:p>19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8" table:style-name="ce1">
            <text:p>19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9" table:style-name="ce1">
            <text:p>19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1" table:style-name="ce1">
            <text:p>20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2" table:style-name="ce1">
            <text:p>20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3" table:style-name="ce1">
            <text:p>20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4" table:style-name="ce1">
            <text:p>20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5" table:style-name="ce1">
            <text:p>20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6" table:style-name="ce1">
            <text:p>20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7" table:style-name="ce1">
            <text:p>20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4" table:style-name="ce1">
            <text:p>20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5" table:style-name="ce1">
            <text:p>20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6" table:style-name="ce1">
            <text:p>20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7" table:style-name="ce1">
            <text:p>20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8" table:style-name="ce1">
            <text:p>20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9" table:style-name="ce1">
            <text:p>20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0" table:style-name="ce1">
            <text:p>20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1" table:style-name="ce1">
            <text:p>20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2" table:style-name="ce1">
            <text:p>20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3" table:style-name="ce1">
            <text:p>20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4" table:style-name="ce1">
            <text:p>20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5" table:style-name="ce1">
            <text:p>20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6" table:style-name="ce1">
            <text:p>20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7" table:style-name="ce1">
            <text:p>20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8" table:style-name="ce1">
            <text:p>20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9" table:style-name="ce1">
            <text:p>20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0" table:style-name="ce1">
            <text:p>20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1" table:style-name="ce1">
            <text:p>20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2" table:style-name="ce1">
            <text:p>20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3" table:style-name="ce1">
            <text:p>20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4" table:style-name="ce1">
            <text:p>20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5" table:style-name="ce1">
            <text:p>20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6" table:style-name="ce1">
            <text:p>20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7" table:style-name="ce1">
            <text:p>20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8" table:style-name="ce1">
            <text:p>20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9" table:style-name="ce1">
            <text:p>20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50" table:style-name="ce1">
            <text:p>20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51" table:style-name="ce1">
            <text:p>20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2" table:style-name="ce1">
            <text:p>20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3" table:style-name="ce1">
            <text:p>20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54" table:style-name="ce1">
            <text:p>20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55" table:style-name="ce1">
            <text:p>20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56" table:style-name="ce1">
            <text:p>20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57" table:style-name="ce1">
            <text:p>20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8" table:style-name="ce1">
            <text:p>20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9" table:style-name="ce1">
            <text:p>20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60" table:style-name="ce1">
            <text:p>20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61" table:style-name="ce1">
            <text:p>20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2" table:style-name="ce1">
            <text:p>20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3" table:style-name="ce1">
            <text:p>20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4" table:style-name="ce1">
            <text:p>20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5" table:style-name="ce1">
            <text:p>20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6" table:style-name="ce1">
            <text:p>20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7" table:style-name="ce1">
            <text:p>20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8" table:style-name="ce1">
            <text:p>20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9" table:style-name="ce1">
            <text:p>20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0" table:style-name="ce1">
            <text:p>20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1" table:style-name="ce1">
            <text:p>20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2" table:style-name="ce1">
            <text:p>20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3" table:style-name="ce1">
            <text:p>20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74" table:style-name="ce1">
            <text:p>20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75" table:style-name="ce1">
            <text:p>20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6" table:style-name="ce1">
            <text:p>20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7" table:style-name="ce1">
            <text:p>20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8" table:style-name="ce1">
            <text:p>20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9" table:style-name="ce1">
            <text:p>20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0" table:style-name="ce1">
            <text:p>20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1" table:style-name="ce1">
            <text:p>20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2" table:style-name="ce1">
            <text:p>20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3" table:style-name="ce1">
            <text:p>20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84" table:style-name="ce1">
            <text:p>20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85" table:style-name="ce1">
            <text:p>20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6" table:style-name="ce1">
            <text:p>20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7" table:style-name="ce1">
            <text:p>20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88" table:style-name="ce1">
            <text:p>20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89" table:style-name="ce1">
            <text:p>20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0" table:style-name="ce1">
            <text:p>20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1" table:style-name="ce1">
            <text:p>20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2" table:style-name="ce1">
            <text:p>20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3" table:style-name="ce1">
            <text:p>20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4" table:style-name="ce1">
            <text:p>20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5" table:style-name="ce1">
            <text:p>20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96" table:style-name="ce1">
            <text:p>20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97" table:style-name="ce1">
            <text:p>20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8" table:style-name="ce1">
            <text:p>20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9" table:style-name="ce1">
            <text:p>20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0" table:style-name="ce1">
            <text:p>21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1" table:style-name="ce1">
            <text:p>21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2" table:style-name="ce1">
            <text:p>21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3" table:style-name="ce1">
            <text:p>21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4" table:style-name="ce1">
            <text:p>21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5" table:style-name="ce1">
            <text:p>21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06" table:style-name="ce1">
            <text:p>21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07" table:style-name="ce1">
            <text:p>21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8" table:style-name="ce1">
            <text:p>21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9" table:style-name="ce1">
            <text:p>21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0" table:style-name="ce1">
            <text:p>21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1" table:style-name="ce1">
            <text:p>21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2" table:style-name="ce1">
            <text:p>21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3" table:style-name="ce1">
            <text:p>21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4" table:style-name="ce1">
            <text:p>21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5" table:style-name="ce1">
            <text:p>21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16" table:style-name="ce1">
            <text:p>21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17" table:style-name="ce1">
            <text:p>21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8" table:style-name="ce1">
            <text:p>21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9" table:style-name="ce1">
            <text:p>21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0" table:style-name="ce1">
            <text:p>21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1" table:style-name="ce1">
            <text:p>21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2" table:style-name="ce1">
            <text:p>21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3" table:style-name="ce1">
            <text:p>21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24" table:style-name="ce1">
            <text:p>21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25" table:style-name="ce1">
            <text:p>21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26" table:style-name="ce1">
            <text:p>21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27" table:style-name="ce1">
            <text:p>21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8" table:style-name="ce1">
            <text:p>21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9" table:style-name="ce1">
            <text:p>21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0" table:style-name="ce1">
            <text:p>21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1" table:style-name="ce1">
            <text:p>21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2" table:style-name="ce1">
            <text:p>21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3" table:style-name="ce1">
            <text:p>21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4" table:style-name="ce1">
            <text:p>21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5" table:style-name="ce1">
            <text:p>21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6" table:style-name="ce1">
            <text:p>21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7" table:style-name="ce1">
            <text:p>21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8" table:style-name="ce1">
            <text:p>21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9" table:style-name="ce1">
            <text:p>21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0" table:style-name="ce1">
            <text:p>21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1" table:style-name="ce1">
            <text:p>21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2" table:style-name="ce1">
            <text:p>21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3" table:style-name="ce1">
            <text:p>21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44" table:style-name="ce1">
            <text:p>21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45" table:style-name="ce1">
            <text:p>21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6" table:style-name="ce1">
            <text:p>21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7" table:style-name="ce1">
            <text:p>21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8" table:style-name="ce1">
            <text:p>21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9" table:style-name="ce1">
            <text:p>21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0" table:style-name="ce1">
            <text:p>21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1" table:style-name="ce1">
            <text:p>21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2" table:style-name="ce1">
            <text:p>21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3" table:style-name="ce1">
            <text:p>21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4" table:style-name="ce1">
            <text:p>21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5" table:style-name="ce1">
            <text:p>21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6" table:style-name="ce1">
            <text:p>21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7" table:style-name="ce1">
            <text:p>21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58" table:style-name="ce1">
            <text:p>21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59" table:style-name="ce1">
            <text:p>21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0" table:style-name="ce1">
            <text:p>21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1" table:style-name="ce1">
            <text:p>21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2" table:style-name="ce1">
            <text:p>21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3" table:style-name="ce1">
            <text:p>21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4" table:style-name="ce1">
            <text:p>21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5" table:style-name="ce1">
            <text:p>21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6" table:style-name="ce1">
            <text:p>21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7" table:style-name="ce1">
            <text:p>21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68" table:style-name="ce1">
            <text:p>21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69" table:style-name="ce1">
            <text:p>21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0" table:style-name="ce1">
            <text:p>21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1" table:style-name="ce1">
            <text:p>21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2" table:style-name="ce1">
            <text:p>21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3" table:style-name="ce1">
            <text:p>21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4" table:style-name="ce1">
            <text:p>21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5" table:style-name="ce1">
            <text:p>21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76" table:style-name="ce1">
            <text:p>21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77" table:style-name="ce1">
            <text:p>21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8" table:style-name="ce1">
            <text:p>21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9" table:style-name="ce1">
            <text:p>21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0" table:style-name="ce1">
            <text:p>21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1" table:style-name="ce1">
            <text:p>21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2" table:style-name="ce1">
            <text:p>21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3" table:style-name="ce1">
            <text:p>21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4" table:style-name="ce1">
            <text:p>21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5" table:style-name="ce1">
            <text:p>21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86" table:style-name="ce1">
            <text:p>21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87" table:style-name="ce1">
            <text:p>21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8" table:style-name="ce1">
            <text:p>21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9" table:style-name="ce1">
            <text:p>21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0" table:style-name="ce1">
            <text:p>21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1" table:style-name="ce1">
            <text:p>21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2" table:style-name="ce1">
            <text:p>21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3" table:style-name="ce1">
            <text:p>21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4" table:style-name="ce1">
            <text:p>21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5" table:style-name="ce1">
            <text:p>21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6" table:style-name="ce1">
            <text:p>21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7" table:style-name="ce1">
            <text:p>21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8" table:style-name="ce1">
            <text:p>21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9" table:style-name="ce1">
            <text:p>21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0" table:style-name="ce1">
            <text:p>22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1" table:style-name="ce1">
            <text:p>22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2" table:style-name="ce1">
            <text:p>22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3" table:style-name="ce1">
            <text:p>22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4" table:style-name="ce1">
            <text:p>22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5" table:style-name="ce1">
            <text:p>22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6" table:style-name="ce1">
            <text:p>22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7" table:style-name="ce1">
            <text:p>22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08" table:style-name="ce1">
            <text:p>22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09" table:style-name="ce1">
            <text:p>22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0" table:style-name="ce1">
            <text:p>22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1" table:style-name="ce1">
            <text:p>22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2" table:style-name="ce1">
            <text:p>22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3" table:style-name="ce1">
            <text:p>22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14" table:style-name="ce1">
            <text:p>22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15" table:style-name="ce1">
            <text:p>22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6" table:style-name="ce1">
            <text:p>22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7" table:style-name="ce1">
            <text:p>22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18" table:style-name="ce1">
            <text:p>22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19" table:style-name="ce1">
            <text:p>22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0" table:style-name="ce1">
            <text:p>22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1" table:style-name="ce1">
            <text:p>22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2" table:style-name="ce1">
            <text:p>22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3" table:style-name="ce1">
            <text:p>22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4" table:style-name="ce1">
            <text:p>22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5" table:style-name="ce1">
            <text:p>22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6" table:style-name="ce1">
            <text:p>22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7" table:style-name="ce1">
            <text:p>22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8" table:style-name="ce1">
            <text:p>22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9" table:style-name="ce1">
            <text:p>22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0" table:style-name="ce1">
            <text:p>22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1" table:style-name="ce1">
            <text:p>22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2" table:style-name="ce1">
            <text:p>22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3" table:style-name="ce1">
            <text:p>22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4" table:style-name="ce1">
            <text:p>22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5" table:style-name="ce1">
            <text:p>22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6" table:style-name="ce1">
            <text:p>22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7" table:style-name="ce1">
            <text:p>22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8" table:style-name="ce1">
            <text:p>22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9" table:style-name="ce1">
            <text:p>22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0" table:style-name="ce1">
            <text:p>22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1" table:style-name="ce1">
            <text:p>22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2" table:style-name="ce1">
            <text:p>22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3" table:style-name="ce1">
            <text:p>22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4" table:style-name="ce1">
            <text:p>22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5" table:style-name="ce1">
            <text:p>22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6" table:style-name="ce1">
            <text:p>22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7" table:style-name="ce1">
            <text:p>22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8" table:style-name="ce1">
            <text:p>22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9" table:style-name="ce1">
            <text:p>22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0" table:style-name="ce1">
            <text:p>22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1" table:style-name="ce1">
            <text:p>22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2" table:style-name="ce1">
            <text:p>22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3" table:style-name="ce1">
            <text:p>22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4" table:style-name="ce1">
            <text:p>22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5" table:style-name="ce1">
            <text:p>22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6" table:style-name="ce1">
            <text:p>22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7" table:style-name="ce1">
            <text:p>22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8" table:style-name="ce1">
            <text:p>22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9" table:style-name="ce1">
            <text:p>22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0" table:style-name="ce1">
            <text:p>22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1" table:style-name="ce1">
            <text:p>22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2" table:style-name="ce1">
            <text:p>22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3" table:style-name="ce1">
            <text:p>22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4" table:style-name="ce1">
            <text:p>22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5" table:style-name="ce1">
            <text:p>22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6" table:style-name="ce1">
            <text:p>22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7" table:style-name="ce1">
            <text:p>22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8" table:style-name="ce1">
            <text:p>22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9" table:style-name="ce1">
            <text:p>22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0" table:style-name="ce1">
            <text:p>22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1" table:style-name="ce1">
            <text:p>22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72" table:style-name="ce1">
            <text:p>22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number-rows-repeated="1046303" table:style-name="ro2">
          <table:table-cell table:number-columns-repeated="16384"/>
        </table:table-row>
      </table:table>
      <table:table table:name="Товар" table:style-name="ta2"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16378" table:default-cell-style-name="ce1"/>
        <table:table-row table:style-name="ro6">
          <table:table-cell office:value-type="string" table:style-name="ce2">
            <text:p>Артикул</text:p>
          </table:table-cell>
          <table:table-cell office:value-type="string" table:style-name="ce2">
            <text:p>Отдел</text:p>
          </table:table-cell>
          <table:table-cell office:value-type="string" table:style-name="ce2">
            <text:p>Наименование товара</text:p>
          </table:table-cell>
          <table:table-cell office:value-type="string" table:style-name="ce2">
            <text:p>Ед. изм</text:p>
          </table:table-cell>
          <table:table-cell office:value-type="string" table:style-name="ce2">
            <text:p>Количество в упаковке</text:p>
          </table:table-cell>
          <table:table-cell office:value-type="string" table:style-name="ce2">
            <text:p>Поставщик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ультрапастеризованное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безлактоз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детское с 8 месяцев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3,2%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обезжиренный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Ряженка термостатна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10%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35% для взбивани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1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2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кокосов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овся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9% жирност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жок детский сладкий</text:p>
          </table:table-cell>
          <table:table-cell office:value-type="string" table:style-name="ce1">
            <text:p>кг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Яйцо диетическое</text:p>
          </table:table-cell>
          <table:table-cell office:value-type="string" table:style-name="ce1">
            <text:p>шт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тицеферма</text:p>
          </table:table-cell>
          <table:table-cell table:number-columns-repeated="16378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асло сливочное крестьянское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гречневая ядриц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ма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шено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ерлов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кругл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длинн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Бурый ри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спагетти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вермишель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рож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перь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песок бел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демерара коричнев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рафинад быстрорастворим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Лапша гречн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Фунчоз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хлебопекарная в\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бли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Горох желтый колот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ечевица крас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овсяные Геркулес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4 злак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укурузные хлопья с сахаром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каменная помол №1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поваренная Экстр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ахмал картофель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да пищ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черный индийски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зеленый<text:s/>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растворим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в зернах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молот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доктор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любитель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ервелат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краков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молоч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венски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кури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ардель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сырокопченая салям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сыр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Грудинка копчен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Ветчина в оболочк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фермерский с грибам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из куриной печен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ливерная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number-rows-repeated="1048511" table:style-name="ro2">
          <table:table-cell table:number-columns-repeated="16384"/>
        </table:table-row>
      </table:table>
      <table:table table:name="Магазин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16381" table:default-cell-style-name="ce1"/>
        <table:table-row table:style-name="ro2">
          <table:table-cell office:value-type="string" table:style-name="ce4">
            <text:p>ID магазина</text:p>
          </table:table-cell>
          <table:table-cell office:value-type="string" table:style-name="ce4">
            <text:p>Район</text:p>
          </table:table-cell>
          <table:table-cell office:value-type="string" table:style-name="ce4">
            <text:p>Адрес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45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, 12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3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Колхозная, 11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4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22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ул. Гагарина, 17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6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10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7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3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8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Сталеваров, 14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9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Прибрежная, 7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0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л. Революции, 1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1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Луговая, 21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2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3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36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4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Элеваторная, 15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ушкинская, 8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6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. 29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Движение_товаров.B2:Движение_товаров.G1137" table:contains-header="false">
          <table:sort>
            <table:sort-by table:field-number="0"/>
            <table:sort-by table:field-number="1"/>
            <table:sort-by table:field-number="2"/>
          </table:sort>
        </table:database-range>
        <table:database-range table:target-range-address="Товар.A2:Товар.G65" table:contains-header="false">
          <table:sort>
            <table:sort-by table:field-number="0"/>
          </table:sort>
        </table:database-range>
        <table:database-range table:target-range-address="Магазин.A2:Магазин.C1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Слава</meta:initial-creator>
    <dc:creator>L'AYT X</dc:creator>
    <meta:creation-date>2021-07-09T17:04:06Z</meta:creation-date>
    <dc:date>2026-01-15T11:44:35Z</dc:date>
  </office:meta>
</office:document-meta>
</file>